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line-height="100%"/>
    </style:style>
    <style:style style:name="P2" style:family="paragraph" style:parent-style-name="Heading_20_4">
      <style:paragraph-properties fo:line-height="100%"/>
    </style:style>
    <style:style style:name="P3" style:family="paragraph" style:parent-style-name="Text_20_body">
      <style:paragraph-properties fo:line-height="100%"/>
      <style:text-properties fo:font-size="10pt" style:font-size-asian="10pt" style:font-size-complex="10pt"/>
    </style:style>
    <style:style style:name="P4" style:family="paragraph" style:parent-style-name="Text_20_body" style:list-style-name="L1">
      <style:paragraph-properties fo:margin-top="0cm" fo:margin-bottom="0.046cm" style:contextual-spacing="false" fo:line-height="100%"/>
    </style:style>
    <style:style style:name="P5" style:family="paragraph" style:parent-style-name="Text_20_body" style:list-style-name="L1">
      <style:paragraph-properties fo:margin-top="0cm" fo:margin-bottom="0.046cm" style:contextual-spacing="false" fo:line-height="100%"/>
      <style:text-properties fo:font-size="10pt" style:font-size-asian="10pt" style:font-size-complex="10pt"/>
    </style:style>
    <style:style style:name="P6" style:family="paragraph" style:parent-style-name="Text_20_body" style:list-style-name="L2">
      <style:paragraph-properties fo:line-height="100%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 style:list-style-name="L3">
      <style:paragraph-properties fo:line-height="100%"/>
    </style:style>
    <style:style style:name="P9" style:family="paragraph" style:parent-style-name="Text_20_body" style:list-style-name="L3">
      <style:paragraph-properties fo:margin-top="0cm" fo:margin-bottom="0.046cm" style:contextual-spacing="false" fo:line-height="100%"/>
    </style:style>
    <style:style style:name="P10" style:family="paragraph" style:parent-style-name="Text_20_body" style:list-style-name="L3">
      <style:paragraph-properties fo:margin-top="0cm" fo:margin-bottom="0.146cm" style:contextual-spacing="false" fo:line-height="100%"/>
    </style:style>
    <style:style style:name="P11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1. Conception de la base de données</text:span></text:span></text:h>
      <text:h text:style-name="P2" text:outline-level="4"><text:span text:style-name="Strong_20_Emphasis"><text:span text:style-name="T1">1.1. Modélisation de la base de données</text:span></text:span></text:h>
      <text:p text:style-name="P3">Avant de commencer à créer la base de données, il est important de bien modéliser les entités et leurs relations. Voici les principales entités que vous pourriez avoir pour votre plateforme e-commerce SaaS Cyna :</text:p>
      <text:list text:style-name="L1">
        <text:list-item>
          <text:p text:style-name="P4"><text:span text:style-name="Strong_20_Emphasis"><text:span text:style-name="T1">Utilisateurs</text:span></text:span><text:span text:style-name="T1"> :</text:span></text:p>
          <text:list>
            <text:list-item>
              <text:p text:style-name="P5">ID utilisateur</text:p>
            </text:list-item>
            <text:list-item>
              <text:p text:style-name="P5">Nom</text:p>
            </text:list-item>
            <text:list-item>
              <text:p text:style-name="P5">Adresse e-mail</text:p>
            </text:list-item>
            <text:list-item>
              <text:p text:style-name="P5">Mot de passe (crypté)</text:p>
            </text:list-item>
            <text:list-item>
              <text:p text:style-name="P5">Rôle (Admin, Client)</text:p>
            </text:list-item>
            <text:list-item>
              <text:p text:style-name="P5">Informations de facturation (si nécessaire)</text:p>
            </text:list-item>
          </text:list>
        </text:list-item>
        <text:list-item>
          <text:p text:style-name="P4"><text:span text:style-name="Strong_20_Emphasis"><text:span text:style-name="T1">Produits</text:span></text:span><text:span text:style-name="T1"> (Solutions SaaS proposées) :</text:span></text:p>
          <text:list>
            <text:list-item>
              <text:p text:style-name="P5">ID produit</text:p>
            </text:list-item>
            <text:list-item>
              <text:p text:style-name="P5">Nom</text:p>
            </text:list-item>
            <text:list-item>
              <text:p text:style-name="P5">Description</text:p>
            </text:list-item>
            <text:list-item>
              <text:p text:style-name="P5">Prix</text:p>
            </text:list-item>
            <text:list-item>
              <text:p text:style-name="P5">Disponibilité</text:p>
            </text:list-item>
            <text:list-item>
              <text:p text:style-name="P5">Date de création</text:p>
            </text:list-item>
          </text:list>
        </text:list-item>
        <text:list-item>
          <text:p text:style-name="P4"><text:span text:style-name="Strong_20_Emphasis"><text:span text:style-name="T1">Commandes</text:span></text:span><text:span text:style-name="T1"> :</text:span></text:p>
          <text:list>
            <text:list-item>
              <text:p text:style-name="P5">ID commande</text:p>
            </text:list-item>
            <text:list-item>
              <text:p text:style-name="P5">ID utilisateur (référence à l'utilisateur ayant passé la commande)</text:p>
            </text:list-item>
            <text:list-item>
              <text:p text:style-name="P5">Date de la commande</text:p>
            </text:list-item>
            <text:list-item>
              <text:p text:style-name="P5">Statut de la commande (en cours, terminée, annulée)</text:p>
            </text:list-item>
            <text:list-item>
              <text:p text:style-name="P5">Montant total</text:p>
            </text:list-item>
          </text:list>
        </text:list-item>
        <text:list-item>
          <text:p text:style-name="P4"><text:span text:style-name="Strong_20_Emphasis"><text:span text:style-name="T1">Détails de la commande</text:span></text:span><text:span text:style-name="T1"> :</text:span></text:p>
          <text:list>
            <text:list-item>
              <text:p text:style-name="P5">ID détail</text:p>
            </text:list-item>
            <text:list-item>
              <text:p text:style-name="P5">ID commande (référence à la commande)</text:p>
            </text:list-item>
            <text:list-item>
              <text:p text:style-name="P5">ID produit (référence au produit)</text:p>
            </text:list-item>
            <text:list-item>
              <text:p text:style-name="P5">Quantité</text:p>
            </text:list-item>
          </text:list>
        </text:list-item>
        <text:list-item>
          <text:p text:style-name="P4"><text:span text:style-name="Strong_20_Emphasis"><text:span text:style-name="T1">Paiements</text:span></text:span><text:span text:style-name="T1"> :</text:span></text:p>
          <text:list>
            <text:list-item>
              <text:p text:style-name="P5">ID paiement</text:p>
            </text:list-item>
            <text:list-item>
              <text:p text:style-name="P5">ID commande (référence à la commande)</text:p>
            </text:list-item>
            <text:list-item>
              <text:p text:style-name="P5">Montant payé</text:p>
            </text:list-item>
            <text:list-item>
              <text:p text:style-name="P5">Statut du paiement (réussi, échoué)</text:p>
            </text:list-item>
            <text:list-item>
              <text:p text:style-name="P5">Date du paiement</text:p>
            </text:list-item>
          </text:list>
        </text:list-item>
      </text:list>
      <text:h text:style-name="P2" text:outline-level="4"><text:span text:style-name="Strong_20_Emphasis"><text:span text:style-name="T1">1.2. Relations entre les entités</text:span></text:span></text:h>
      <text:p text:style-name="P3">Voici un exemple des relations entre ces entités :</text:p>
      <text:list text:style-name="L2">
        <text:list-item>
          <text:p text:style-name="P6"><text:span text:style-name="Strong_20_Emphasis"><text:span text:style-name="T1">Utilisateur → Commandes</text:span></text:span><text:span text:style-name="T1"> : Un utilisateur peut avoir plusieurs commandes.</text:span></text:p>
        </text:list-item>
        <text:list-item>
          <text:p text:style-name="P6"><text:span text:style-name="Strong_20_Emphasis"><text:span text:style-name="T1">Commande → Détails de la commande</text:span></text:span><text:span text:style-name="T1"> : Une commande peut contenir plusieurs produits.</text:span></text:p>
        </text:list-item>
        <text:list-item>
          <text:p text:style-name="P6"><text:span text:style-name="Strong_20_Emphasis"><text:span text:style-name="T1">Produit → Détails de la commande</text:span></text:span><text:span text:style-name="T1"> : Un produit peut être présent dans plusieurs détails de commandes.</text:span></text:p>
        </text:list-item>
        <text:list-item>
          <text:p text:style-name="P6"><text:span text:style-name="Strong_20_Emphasis"><text:span text:style-name="T1">Commande → Paiement</text:span></text:span><text:span text:style-name="T1"> : Une commande aura un seul paiement associé.</text:span></text:p>
        </text:list-item>
      </text:list>
      <text:p text:style-name="P7"><text:span text:style-name="T1">Cela peut se traduire par la création de </text:span><text:span text:style-name="Strong_20_Emphasis"><text:span text:style-name="T1">tables avec des clés étrangères</text:span></text:span><text:span text:style-name="T1"> dans PostgreSQL, ce qui garantit l'intégrité des données et les relations entre les différentes entités.</text:span></text:p>
      <text:h text:style-name="P2" text:outline-level="4"><text:span text:style-name="Strong_20_Emphasis"><text:span text:style-name="T1"/></text:span></text:h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h text:style-name="P2" text:outline-level="4"><text:soft-page-break/><text:span text:style-name="Strong_20_Emphasis"><text:span text:style-name="T1">1.3. Diagramme de base de données</text:span></text:span></text:h>
      <text:p text:style-name="P3">Voici un schéma simple que vous pouvez utiliser pour visualiser la structure de la base de données :</text:p>
      <text:list text:style-name="L3">
        <text:list-item>
          <text:p text:style-name="P8"><text:span text:style-name="Strong_20_Emphasis"><text:span text:style-name="T1">Table Utilisateurs</text:span></text:span></text:p>
          <text:list>
            <text:list-item>
              <text:p text:style-name="P9"><text:span text:style-name="Source_20_Text"><text:span text:style-name="T1">id_utilisateur</text:span></text:span><text:span text:style-name="T1"> (clé primaire)</text:span></text:p>
            </text:list-item>
            <text:list-item>
              <text:p text:style-name="P9"><text:span text:style-name="Source_20_Text"><text:span text:style-name="T1">nom</text:span></text:span></text:p>
            </text:list-item>
            <text:list-item>
              <text:p text:style-name="P9"><text:span text:style-name="Source_20_Text"><text:span text:style-name="T1">email</text:span></text:span><text:span text:style-name="T1"> (unique)</text:span></text:p>
            </text:list-item>
            <text:list-item>
              <text:p text:style-name="P9"><text:span text:style-name="Source_20_Text"><text:span text:style-name="T1">mot_de_passe</text:span></text:span></text:p>
            </text:list-item>
            <text:list-item>
              <text:p text:style-name="P9"><text:span text:style-name="Source_20_Text"><text:span text:style-name="T1">role</text:span></text:span></text:p>
            </text:list-item>
            <text:list-item>
              <text:p text:style-name="P9"><text:span text:style-name="Source_20_Text"><text:span text:style-name="T1">adresse_facturation</text:span></text:span><text:span text:style-name="T1"> (facultatif)</text:span></text:p>
            </text:list-item>
          </text:list>
        </text:list-item>
        <text:list-item>
          <text:p text:style-name="P8"><text:span text:style-name="Strong_20_Emphasis"><text:span text:style-name="T1">Table Produits</text:span></text:span></text:p>
          <text:list>
            <text:list-item>
              <text:p text:style-name="P10"><text:span text:style-name="Source_20_Text"><text:span text:style-name="T1">id_produit</text:span></text:span><text:span text:style-name="T1"> (clé primaire)</text:span></text:p>
            </text:list-item>
            <text:list-item>
              <text:p text:style-name="P10"><text:span text:style-name="Source_20_Text"><text:span text:style-name="T1">nom</text:span></text:span></text:p>
            </text:list-item>
            <text:list-item>
              <text:p text:style-name="P10"><text:span text:style-name="Source_20_Text"><text:span text:style-name="T1">description</text:span></text:span></text:p>
            </text:list-item>
            <text:list-item>
              <text:p text:style-name="P10"><text:span text:style-name="Source_20_Text"><text:span text:style-name="T1">prix</text:span></text:span></text:p>
            </text:list-item>
            <text:list-item>
              <text:p text:style-name="P10"><text:span text:style-name="Source_20_Text"><text:span text:style-name="T1">disponibilite</text:span></text:span></text:p>
            </text:list-item>
            <text:list-item>
              <text:p text:style-name="P10"><text:span text:style-name="Source_20_Text"><text:span text:style-name="T1">date_creation</text:span></text:span></text:p>
            </text:list-item>
          </text:list>
        </text:list-item>
        <text:list-item>
          <text:p text:style-name="P8"><text:span text:style-name="Strong_20_Emphasis"><text:span text:style-name="T1">Table Commandes</text:span></text:span></text:p>
          <text:list>
            <text:list-item>
              <text:p text:style-name="P8"><text:span text:style-name="Source_20_Text"><text:span text:style-name="T1">id_commande</text:span></text:span><text:span text:style-name="T1"> (clé primaire)</text:span></text:p>
            </text:list-item>
            <text:list-item>
              <text:p text:style-name="P8"><text:span text:style-name="Source_20_Text"><text:span text:style-name="T1">id_utilisateur</text:span></text:span><text:span text:style-name="T1"> (clé étrangère vers </text:span><text:span text:style-name="Source_20_Text"><text:span text:style-name="T1">Utilisateurs</text:span></text:span><text:span text:style-name="T1">)</text:span></text:p>
            </text:list-item>
            <text:list-item>
              <text:p text:style-name="P8"><text:span text:style-name="Source_20_Text"><text:span text:style-name="T1">date_commande</text:span></text:span></text:p>
            </text:list-item>
            <text:list-item>
              <text:p text:style-name="P8"><text:span text:style-name="Source_20_Text"><text:span text:style-name="T1">statut</text:span></text:span></text:p>
            </text:list-item>
            <text:list-item>
              <text:p text:style-name="P8"><text:span text:style-name="Source_20_Text"><text:span text:style-name="T1">montant_total</text:span></text:span></text:p>
            </text:list-item>
          </text:list>
        </text:list-item>
        <text:list-item>
          <text:p text:style-name="P8"><text:span text:style-name="Strong_20_Emphasis"><text:span text:style-name="T1">Table Détails de la commande</text:span></text:span></text:p>
          <text:list>
            <text:list-item>
              <text:p text:style-name="P10"><text:span text:style-name="Source_20_Text"><text:span text:style-name="T1">id_detail</text:span></text:span><text:span text:style-name="T1"> (clé primaire)</text:span></text:p>
            </text:list-item>
            <text:list-item>
              <text:p text:style-name="P10"><text:span text:style-name="Source_20_Text"><text:span text:style-name="T1">id_commande</text:span></text:span><text:span text:style-name="T1"> (clé étrangère vers </text:span><text:span text:style-name="Source_20_Text"><text:span text:style-name="T1">Commandes</text:span></text:span><text:span text:style-name="T1">)</text:span></text:p>
            </text:list-item>
            <text:list-item>
              <text:p text:style-name="P10"><text:span text:style-name="Source_20_Text"><text:span text:style-name="T1">id_produit</text:span></text:span><text:span text:style-name="T1"> (clé étrangère vers </text:span><text:span text:style-name="Source_20_Text"><text:span text:style-name="T1">Produits</text:span></text:span><text:span text:style-name="T1">)</text:span></text:p>
            </text:list-item>
            <text:list-item>
              <text:p text:style-name="P10"><text:span text:style-name="Source_20_Text"><text:span text:style-name="T1">quantite</text:span></text:span></text:p>
            </text:list-item>
          </text:list>
        </text:list-item>
        <text:list-item>
          <text:p text:style-name="P10"><text:span text:style-name="Strong_20_Emphasis"><text:span text:style-name="T1">Table Paiements</text:span></text:span></text:p>
          <text:list>
            <text:list-item>
              <text:p text:style-name="P10"><text:span text:style-name="Source_20_Text"><text:span text:style-name="T1">id_paiement</text:span></text:span><text:span text:style-name="T1"> (clé primaire)</text:span></text:p>
            </text:list-item>
            <text:list-item>
              <text:p text:style-name="P10"><text:span text:style-name="Source_20_Text"><text:span text:style-name="T1">id_commande</text:span></text:span><text:span text:style-name="T1"> (clé étrangère vers </text:span><text:span text:style-name="Source_20_Text"><text:span text:style-name="T1">Commandes</text:span></text:span><text:span text:style-name="T1">)</text:span></text:p>
            </text:list-item>
            <text:list-item>
              <text:p text:style-name="P10"><text:span text:style-name="Source_20_Text"><text:span text:style-name="T1">montant</text:span></text:span></text:p>
            </text:list-item>
            <text:list-item>
              <text:p text:style-name="P10"><text:span text:style-name="Source_20_Text"><text:span text:style-name="T1">statut_paiement</text:span></text:span></text:p>
            </text:list-item>
            <text:list-item>
              <text:p text:style-name="P10"><text:span text:style-name="Source_20_Text"><text:span text:style-name="T1">date_paiement</text:span></text:span></text:p>
            </text:list-item>
          </text:list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31T21:57:00.615000000</meta:creation-date>
    <dc:date>2025-03-31T22:00:04.241000000</dc:date>
    <meta:editing-duration>PT3M4S</meta:editing-duration>
    <meta:editing-cycles>1</meta:editing-cycles>
    <meta:generator>LibreOffice/24.8.5.2$Windows_X86_64 LibreOffice_project/fddf2685c70b461e7832239a0162a77216259f22</meta:generator>
    <meta:document-statistic meta:table-count="0" meta:image-count="0" meta:object-count="0" meta:page-count="2" meta:paragraph-count="74" meta:word-count="398" meta:character-count="2271" meta:non-whitespace-character-count="2013"/>
  </office:meta>
</office:document-meta>
</file>